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171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6600"/>
      <style:text-properties fo:color="#cc3300"/>
    </style:style>
    <style:style style:name="ce3" style:family="table-cell" style:parent-style-name="Default" style:data-style-name="N10"/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>
      <style:table-cell-properties fo:background-color="#996600"/>
      <style:text-properties fo:color="#801900"/>
    </style:style>
    <style:style style:name="ce6" style:family="table-cell" style:parent-style-name="Default">
      <style:table-cell-properties fo:background-color="#ffffff"/>
      <style:text-properties fo:color="#cc3300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etup:</text:p>
          </table:table-cell>
          <table:table-cell table:style-name="Default"/>
          <table:table-cell/>
          <table:table-cell office:value-type="string" calcext:value-type="string">
            <text:p>%air sat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ml exotainer</text:p>
          </table:table-cell>
          <table:table-cell table:style-name="Default"/>
          <table:table-cell/>
          <table:table-cell office:value-type="string" calcext:value-type="string">
            <text:p>T0</text:p>
          </table:table-cell>
          <table:table-cell office:value-type="string" calcext:value-type="string">
            <text:p>T1 before shake</text:p>
          </table:table-cell>
          <table:table-cell office:value-type="string" calcext:value-type="string">
            <text:p>T1 after shake</text:p>
          </table:table-cell>
        </table:table-row>
        <table:table-row table:style-name="ro1">
          <table:table-cell office:value-type="string" calcext:value-type="string">
            <text:p>9ml sediment</text:p>
          </table:table-cell>
          <table:table-cell table:style-name="Default"/>
          <table:table-cell office:value-type="string" calcext:value-type="string">
            <text:p>headspace</text:p>
          </table:table-cell>
          <table:table-cell table:number-columns-repeated="2" table:style-name="ce3" office:value-type="percentage" office:value="1" calcext:value-type="percentage">
            <text:p>100%</text:p>
          </table:table-cell>
          <table:table-cell office:value-type="string" calcext:value-type="string">
            <text:p>100% – a / total volume</text:p>
          </table:table-cell>
        </table:table-row>
        <table:table-row table:style-name="ro1">
          <table:table-cell office:value-type="string" calcext:value-type="string">
            <text:p>3ml headspace</text:p>
          </table:table-cell>
          <table:table-cell table:style-name="Default"/>
          <table:table-cell office:value-type="string" calcext:value-type="string">
            <text:p>sediment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ce4" office:value-type="string" calcext:value-type="string">
            <text:p>100% – a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a / 0.75 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office:value-type="string" calcext:value-type="string">
            <text:p>headspace fraction = 3/12</text:p>
          </table:table-cell>
          <table:table-cell/>
          <table:table-cell table:formula="of:=3/12"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table:style-name="ce1"/>
          <table:table-cell office:value-type="string" calcext:value-type="string">
            <text:p>sediment fraction = 9/12</text:p>
          </table:table-cell>
          <table:table-cell/>
          <table:table-cell table:formula="of:=9/12"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 = <text:span text:style-name="T1">∆</text:span>O2</text:p>
          </table:table-cell>
          <table:table-cell office:value-type="string" calcext:value-type="string">
            <text:p>In %</text:p>
          </table:table-cell>
          <table:table-cell table:number-columns-repeated="2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T0</text:p>
          </table:table-cell>
          <table:table-cell table:number-columns-repeated="2" office:value-type="string" calcext:value-type="string">
            <text:p>T1</text:p>
          </table:table-cell>
          <table:table-cell table:number-columns-repeated="2" office:value-type="string" calcext:value-type="string">
            <text:p>T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fore mix</text:p>
          </table:table-cell>
          <table:table-cell office:value-type="string" calcext:value-type="string">
            <text:p>after mix</text:p>
          </table:table-cell>
          <table:table-cell office:value-type="string" calcext:value-type="string">
            <text:p>before mix</text:p>
          </table:table-cell>
          <table:table-cell office:value-type="string" calcext:value-type="string">
            <text:p>after mix</text:p>
          </table:table-cell>
        </table:table-row>
        <table:table-row table:style-name="ro1">
          <table:table-cell office:value-type="string" calcext:value-type="string">
            <text:p>% headspace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% in sediment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style-name="ce1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raction headspace = 1/5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raction sediment = 4/5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otal volume fraction = 5/5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 table:formula="of:=1/5" office:value-type="float" office:value="0.2" calcext:value-type="float">
            <text:p>0.2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 table:formula="of:=4/5"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sediment O2 dropped by <text:s/>¼ o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m % O2 per compartment / total volume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00*4/5" office:value-type="float" office:value="80" calcext:value-type="float">
            <text:p>80</text:p>
          </table:table-cell>
          <table:table-cell/>
          <table:table-cell table:formula="of:=80*4/5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80*3/400"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 table:number-columns-repeated="2" office:value-type="string" calcext:value-type="string">
            <text:p>T1</text:p>
          </table:table-cell>
          <table:table-cell table:number-columns-repeated="2" office:value-type="string" calcext:value-type="string">
            <text:p>T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fore mix</text:p>
          </table:table-cell>
          <table:table-cell office:value-type="string" calcext:value-type="string">
            <text:p>after mix</text:p>
          </table:table-cell>
          <table:table-cell office:value-type="string" calcext:value-type="string">
            <text:p>before mix</text:p>
          </table:table-cell>
          <table:table-cell office:value-type="string" calcext:value-type="string">
            <text:p>after mix</text:p>
          </table:table-cell>
        </table:table-row>
        <table:table-row table:style-name="ro1">
          <table:table-cell office:value-type="string" calcext:value-type="string">
            <text:p>headspace fraction = 0.2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style-name="ce1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ediment fraction = 0.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otal volume fraction = 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formula="of:=(75*4+100)/5" office:value-type="float" office:value="80" calcext:value-type="float">
            <text:p>80</text:p>
          </table:table-cell>
          <table:table-cell office:value-type="string" calcext:value-type="string">
            <text:p>((80hs)*1hs_comp+ (80sed)*4sed_comp) / total compts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300/4" office:value-type="float" office:value="75" calcext:value-type="float">
            <text:p>75</text:p>
          </table:table-cell>
          <table:table-cell table:formula="of:=([.C18]+[.C19]+[.C20]+[.C21]+[.C22])/5" office:value-type="float" office:value="80" calcext:value-type="float">
            <text:p>80</text:p>
          </table:table-cell>
          <table:table-cell table:formula="of:=80*3/4" office:value-type="float" office:value="60" calcext:value-type="float">
            <text:p>60</text:p>
          </table:table-cell>
          <table:table-cell table:formula="of:=([.E18]+[.E19]+[.E20]+[.E21]+[.E22])/5"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ach of the 4 sediment compartment -25, headspace no change</text:p>
          </table:table-cell>
          <table:table-cell office:value-type="string" calcext:value-type="string">
            <text:p>Headspace + 4 compartments *80 / 5 compartment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 += 0</text:p>
          </table:table-cell>
          <table:table-cell office:value-type="string" calcext:value-type="string">
            <text:p>(O2H*Fraction_headspace + O2S*fraction_sediment) / tot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 – 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 – a * fraction sediment</text:p>
          </table:table-cell>
          <table:table-cell office:value-type="string" calcext:value-type="string">
            <text:p>((80hs)*1hs_comp+ (80sed)*4sed_comp) / total compt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((80%hs)*0.2 + (80%sed)*0.8) /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80*0.2)+80*0.8" office:value-type="float" office:value="80" calcext:value-type="float">
            <text:p>8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0:01:29.027859722</meta:creation-date>
    <dc:date>2017-03-19T21:28:01.497408075</dc:date>
    <meta:editing-duration>PT12M29S</meta:editing-duration>
    <meta:editing-cycles>1</meta:editing-cycles>
    <meta:generator>LibreOffice/5.1.6.2$Linux_X86_64 LibreOffice_project/10m0$Build-2</meta:generator>
    <meta:document-statistic meta:table-count="3" meta:cell-count="129" meta:object-count="0"/>
  </office:meta>
</office:document-meta>
</file>